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BeanFactoryInitializationAotProcessorTests.shouldProcessRegistrarInSprin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HintsBeanFactoryInitializationAot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HintsBeanFactoryInitializationAotProcessorTests.assertThatSampleRegistrarContrib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HintsBeanFactoryInitializationAotProcessorTests.shouldProcessRegistrarOn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untimeHintsRegistrar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ringFactoriesClassLoader.get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WithBeanDeclaringHints.sa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RuntimeHintsRegistrar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BeanFactoryInitializationAotProcessorTests.createApplicationContext( Class &lt; ? &gt; ... config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timeHintsBeanFactoryInitializationAotProcessorTests.assertThatInheritedSampleRegistrarContrib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BeanFactoryInitializationAotProcessorTests.shouldRejectRuntimeHintsRegistrarWithout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BeanFactoryInitializationAotProcessorTests.shouldProcessDuplicatedRegistrars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SpringFactoriesClassLoader.TestSpringFactoriesClassLoader( String factorie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legalRuntimeHintsRegistrar.IllegalRuntimeHintsRegistra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SampleRuntimeHintsRegistrar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BeanFactoryInitializationAotProcessorTests.shouldProcessRegistrarsOnInherite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BeanFactoryInitializationAotProcessorTests.shouldProcessRegistrar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rementalRuntimeHintsRegistrar.registerHints( RuntimeHints hint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